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2mm"/>
    </style:style>
    <style:style style:name="co2" style:family="table-column">
      <style:table-column-properties fo:break-before="auto" style:column-width="28.2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Another description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90" calcext:value-type="float">
            <text:p>7890</text:p>
          </table:table-cell>
          <table:table-cell office:value-type="string" calcext:value-type="string">
            <text:p>Some more info</text:p>
          </table:table-cell>
          <table:table-cell table:number-columns-repeated="1021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2" table:number-columns-repeated="1024" table:default-cell-style-name="ce1"/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heet2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heet2</text:p>
          </table:table-cell>
          <table:table-cell table:style-name="ce2" office:value-type="string" calcext:value-type="string">
            <text:p>Sheet2</text:p>
          </table:table-cell>
          <table:table-cell table:number-columns-repeated="1021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7T09:47:57</meta:creation-date>
    <meta:initial-creator>David de Boer</meta:initial-creator>
    <dc:language>fr-FR</dc:language>
    <dc:creator>Marco Leong</dc:creator>
    <dc:date>2014-01-07T03:25:41</dc:date>
    <meta:editing-cycles>1</meta:editing-cycles>
    <meta:editing-duration>P0D</meta:editing-duration>
    <meta:generator>LibreOffice/5.4.5.1$Linux_X86_64 LibreOffice_project/40m0$Build-1</meta:generator>
    <meta:document-statistic meta:table-count="2" meta:cell-count="15" meta:object-count="0"/>
  </office:meta>
</office:document-meta>
</file>